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0.05pt solid #000000" fo:border-bottom="none"/>
    </style:style>
    <style:style style:name="Tabelle3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0.05pt solid #000000" fo:border-right="0.05pt solid #000000" fo:border-top="none" fo:border-bottom="none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4.796cm" table:align="left"/>
    </style:style>
    <style:style style:name="Tabelle5.A" style:family="table-column">
      <style:table-column-properties style:column-width="0.794cm"/>
    </style:style>
    <style:style style:name="Tabelle5.B" style:family="table-column">
      <style:table-column-properties style:column-width="4.002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none"/>
    </style:style>
    <style:style style:name="Tabelle5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-left="0.05pt solid #000000" fo:border-right="0.05pt solid #000000" fo:border-top="none" fo:border-bottom="none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officeooo:rsid="000d60a6" officeooo:paragraph-rsid="0015b642"/>
    </style:style>
    <style:style style:name="P4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97fff" officeooo:paragraph-rsid="00197ff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a4ac4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eef7a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1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3" style:family="paragraph" style:parent-style-name="Table_20_Contents">
      <style:text-properties officeooo:rsid="001fa1ed" officeooo:paragraph-rsid="001fa1ed"/>
    </style:style>
    <style:style style:name="P14" style:family="paragraph" style:parent-style-name="Table_20_Contents">
      <style:text-properties officeooo:rsid="001d7852" officeooo:paragraph-rsid="0022f3f5"/>
    </style:style>
    <style:style style:name="P15" style:family="paragraph" style:parent-style-name="Table_20_Contents">
      <style:text-properties officeooo:rsid="001be1bf" officeooo:paragraph-rsid="0022f3f5"/>
    </style:style>
    <style:style style:name="P16" style:family="paragraph" style:parent-style-name="Table_20_Contents">
      <style:text-properties officeooo:rsid="00232274" officeooo:paragraph-rsid="00232274"/>
    </style:style>
    <style:style style:name="P17" style:family="paragraph" style:parent-style-name="Table_20_Contents">
      <style:text-properties officeooo:rsid="00241e75" officeooo:paragraph-rsid="00241e75"/>
    </style:style>
    <style:style style:name="P18" style:family="paragraph" style:parent-style-name="Table_20_Contents">
      <style:text-properties officeooo:rsid="0025f148" officeooo:paragraph-rsid="0025f148"/>
    </style:style>
    <style:style style:name="P19" style:family="paragraph" style:parent-style-name="Table_20_Contents">
      <style:text-properties officeooo:paragraph-rsid="0025f148"/>
    </style:style>
    <style:style style:name="P20" style:family="paragraph" style:parent-style-name="Table_20_Contents">
      <style:text-properties officeooo:rsid="00263ea5" officeooo:paragraph-rsid="00263ea5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Text_20_body">
      <style:text-properties officeooo:rsid="0010a1c4" officeooo:paragraph-rsid="0010a1c4"/>
    </style:style>
    <style:style style:name="P23" style:family="paragraph" style:parent-style-name="Text_20_body">
      <style:text-properties officeooo:rsid="001eef7a" officeooo:paragraph-rsid="001eef7a"/>
    </style:style>
    <style:style style:name="P24" style:family="paragraph" style:parent-style-name="Text_20_body">
      <style:text-properties fo:color="#000000" officeooo:rsid="001eef7a" officeooo:paragraph-rsid="001eef7a"/>
    </style:style>
    <style:style style:name="P25" style:family="paragraph" style:parent-style-name="Text_20_body">
      <style:text-properties officeooo:rsid="00232274" officeooo:paragraph-rsid="00232274"/>
    </style:style>
    <style:style style:name="P26" style:family="paragraph" style:parent-style-name="Table_20_Contents">
      <style:paragraph-properties fo:margin-top="0cm" fo:margin-bottom="0.046cm" loext:contextual-spacing="false" fo:line-height="100%"/>
      <style:text-properties fo:color="#000000" officeooo:rsid="001c1ef6" officeooo:paragraph-rsid="0022f3f5"/>
    </style:style>
    <style:style style:name="P27" style:family="paragraph" style:parent-style-name="Text_20_body">
      <style:paragraph-properties fo:margin-top="0cm" fo:margin-bottom="0.046cm" loext:contextual-spacing="false" fo:line-height="100%"/>
      <style:text-properties fo:color="#000000" officeooo:rsid="0022f3f5" officeooo:paragraph-rsid="0022f3f5"/>
    </style:style>
    <style:style style:name="P28" style:family="paragraph" style:parent-style-name="Text_20_body">
      <style:text-properties fo:color="#999999" officeooo:rsid="001eef7a" officeooo:paragraph-rsid="001eef7a"/>
    </style:style>
    <style:style style:name="P29" style:family="paragraph" style:parent-style-name="Text_20_body">
      <style:text-properties officeooo:rsid="0010a1c4" officeooo:paragraph-rsid="0010a1c4"/>
    </style:style>
    <style:style style:name="P30" style:family="paragraph" style:parent-style-name="Text_20_body">
      <style:text-properties officeooo:rsid="002936ea" officeooo:paragraph-rsid="002936ea"/>
    </style:style>
    <style:style style:name="P31" style:family="paragraph" style:parent-style-name="Text_20_body">
      <style:paragraph-properties fo:margin-top="0cm" fo:margin-bottom="0.046cm" loext:contextual-spacing="false" fo:line-height="100%"/>
      <style:text-properties fo:color="#000000" officeooo:rsid="001be1bf" officeooo:paragraph-rsid="0022f3f5"/>
    </style:style>
    <style:style style:name="P32" style:family="paragraph" style:parent-style-name="Text_20_body">
      <style:paragraph-properties fo:margin-top="0cm" fo:margin-bottom="0.046cm" loext:contextual-spacing="false" fo:line-height="100%"/>
      <style:text-properties fo:color="#000000" officeooo:rsid="0022f3f5" officeooo:paragraph-rsid="002936ea"/>
    </style:style>
    <style:style style:name="P33" style:family="paragraph" style:parent-style-name="Table_20_Contents">
      <style:text-properties officeooo:rsid="001eef7a" officeooo:paragraph-rsid="0022f3f5"/>
    </style:style>
    <style:style style:name="P34" style:family="paragraph" style:parent-style-name="Table_20_Contents">
      <style:text-properties officeooo:rsid="002936ea" officeooo:paragraph-rsid="002936ea"/>
    </style:style>
    <style:style style:name="P35" style:family="paragraph" style:parent-style-name="Table_20_Contents">
      <style:paragraph-properties fo:margin-top="0cm" fo:margin-bottom="0.046cm" loext:contextual-spacing="false" fo:line-height="100%"/>
      <style:text-properties fo:color="#000000" officeooo:rsid="0022f3f5" officeooo:paragraph-rsid="0022f3f5"/>
    </style:style>
    <style:style style:name="P36" style:family="paragraph" style:parent-style-name="Table_20_Contents">
      <style:paragraph-properties fo:margin-top="0cm" fo:margin-bottom="0.046cm" loext:contextual-spacing="false" fo:line-height="100%"/>
      <style:text-properties fo:color="#000000" officeooo:rsid="0022f3f5" officeooo:paragraph-rsid="002936ea"/>
    </style:style>
    <style:style style:name="T1" style:family="text">
      <style:text-properties officeooo:rsid="001c1ef6"/>
    </style:style>
    <style:style style:name="T2" style:family="text">
      <style:text-properties officeooo:rsid="001d7852"/>
    </style:style>
    <style:style style:name="T3" style:family="text">
      <style:text-properties officeooo:rsid="001eef7a"/>
    </style:style>
    <style:style style:name="T4" style:family="text">
      <style:text-properties officeooo:rsid="001fba91"/>
    </style:style>
    <style:style style:name="T5" style:family="text">
      <style:text-properties officeooo:rsid="0022f3f5"/>
    </style:style>
    <style:style style:name="T6" style:family="text">
      <style:text-properties officeooo:rsid="001be1bf"/>
    </style:style>
    <style:style style:name="T7" style:family="text">
      <style:text-properties officeooo:rsid="00232274"/>
    </style:style>
    <style:style style:name="T8" style:family="text">
      <style:text-properties officeooo:rsid="0025f148"/>
    </style:style>
    <style:style style:name="T9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41e75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5f148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15" style:family="text">
      <style:text-properties style:font-name="Liberation Serif" fo:font-size="12pt" officeooo:rsid="0025f148" style:font-size-asian="12pt" style:font-size-complex="12pt"/>
    </style:style>
    <style:style style:name="T16" style:family="text">
      <style:text-properties officeooo:rsid="00272a8a"/>
    </style:style>
    <style:style style:name="T17" style:family="text">
      <style:text-properties officeooo:rsid="002936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Datenstrukturen der Aufgaben</text:p>
      <text:p text:style-name="P2"/>
      <text:p text:style-name="P2"/>
      <text:p text:style-name="P6">Aufgaben<text:span text:style-name="T2">arten</text:span> und ihre zugehörigen Datenstrukturen</text:p>
      <text:p text:style-name="Text_20_body"/>
      <text:p text:style-name="P23">Die Datenbank <text:span text:style-name="T4">speichert</text:span> Frage-Antwort und Multiple-Choice Aufgaben unterschiedlich <text:span text:style-name="T4">ab</text:span>. Da die Anzahl der Antwortmöglichkeiten bei Multiple-Choice Aufgaben variabel ist müssen diese in einer getrennten Tabelle abgespeichert werden. <text:span text:style-name="T7">Die verwendete Datenbank ist MySQL somit sind die verfügbaren Datentypen fest definiert. </text:span></text:p>
      <text:p text:style-name="P25">Es folgen die Eigenschaften der verwendeten Datentype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Datentyp</text:p>
          </table:table-cell>
          <table:table-cell table:style-name="Tabelle3.B1" office:value-type="string">
            <text:p text:style-name="P16">Eigenschaften</text:p>
          </table:table-cell>
        </table:table-row>
        <table:table-row>
          <table:table-cell table:style-name="Tabelle3.A2" office:value-type="string">
            <text:p text:style-name="P16">TINYTEXT</text:p>
          </table:table-cell>
          <table:table-cell table:style-name="Tabelle3.B2" office:value-type="string">
            <text:p text:style-name="P17">Text bis <text:span text:style-name="T8">zu</text:span> 255 Zeichen</text:p>
          </table:table-cell>
        </table:table-row>
        <table:table-row>
          <table:table-cell table:style-name="Tabelle3.A3" office:value-type="string">
            <text:p text:style-name="P16">TEXT</text:p>
          </table:table-cell>
          <table:table-cell table:style-name="Tabelle3.B3" office:value-type="string">
            <text:p text:style-name="P19"><text:span text:style-name="T8">Text bis zu</text:span><text:span text:style-name="T15"> </text:span><text:span text:style-name="T10">65535 </text:span><text:span text:style-name="T11">Zeichen</text:span></text:p>
          </table:table-cell>
        </table:table-row>
        <table:table-row>
          <table:table-cell table:style-name="Tabelle3.A4" office:value-type="string">
            <text:p text:style-name="P16">MEDIUMBLOB</text:p>
          </table:table-cell>
          <table:table-cell table:style-name="Tabelle3.B4" office:value-type="string">
            <text:p text:style-name="P18">Daten bis zu<text:span text:style-name="T9"> </text:span><text:span text:style-name="T12">16</text:span><text:span text:style-name="T13"> </text:span><text:span text:style-name="T14">Mega</text:span><text:span text:style-name="T13">Byte</text:span></text:p>
          </table:table-cell>
        </table:table-row>
        <table:table-row>
          <table:table-cell table:style-name="Tabelle3.A4" office:value-type="string">
            <text:p text:style-name="P16">INT</text:p>
          </table:table-cell>
          <table:table-cell table:style-name="Tabelle3.B4" office:value-type="string">
            <text:p text:style-name="P17">4 Bytes</text:p>
          </table:table-cell>
        </table:table-row>
        <table:table-row>
          <table:table-cell table:style-name="Tabelle3.A4" office:value-type="string">
            <text:p text:style-name="P16">BOOL</text:p>
          </table:table-cell>
          <table:table-cell table:style-name="Tabelle3.B4" office:value-type="string">
            <text:p text:style-name="P20">Synonym für <text:span text:style-name="T16">UNSIGNED </text:span>TINYINT(1) Wertebereich 0-255, 0 steht für false und 1 für true</text:p>
          </table:table-cell>
        </table:table-row>
        <table:table-row>
          <table:table-cell table:style-name="Tabelle3.A4" office:value-type="string">
            <text:p text:style-name="P34">TINYINT</text:p>
          </table:table-cell>
          <table:table-cell table:style-name="Tabelle3.B4" office:value-type="string">
            <text:p text:style-name="P34">1 Bytes</text:p>
          </table:table-cell>
        </table:table-row>
      </table:table>
      <text:p text:style-name="P28"/>
      <text:p text:style-name="P24"/>
      <text:p text:style-name="P27">Frage-Antwort: {</text:p>
      <text:p text:style-name="P31">ID INT PRIMARY KEY, </text:p>
      <text:p text:style-name="P31">Frage TEXT, </text:p>
      <text:p text:style-name="P31">Bild MEDIUMBLOB, </text:p>
      <text:p text:style-name="P31">Antwort TEXT, </text:p>
      <text:p text:style-name="P32"><text:span text:style-name="T6">Punkte INT,</text:span></text:p>
      <text:p text:style-name="P32"><text:span text:style-name="T17">Aufgabenkomplexität unsigned TINYINT</text:span>}</text:p>
      <text:p text:style-name="P27"/>
      <text:p text:style-name="P26">Multiple-Choice:<text:span text:style-name="T5">{</text:span></text:p>
      <text:p text:style-name="P26"><text:soft-page-break/><text:span text:style-name="T5">I</text:span>D<text:span text:style-name="T5"> INT PRIMARY KEY, </text:span></text:p>
      <text:p text:style-name="P35">Frage TEXT, </text:p>
      <text:p text:style-name="P35">Bild MEDIUMBLOB, </text:p>
      <text:p text:style-name="P26"><text:span text:style-name="T5">Anzahl der Antworten </text:span>INT<text:span text:style-name="T5">, </text:span></text:p>
      <text:p text:style-name="P36">mehrere Antworten möglich BOOL,</text:p>
      <text:p text:style-name="P36"><text:span text:style-name="T17">Aufgabenkomplexität unsigned TINYINT</text:span>}</text:p>
      <text:p text:style-name="P22"/>
      <text:p text:style-name="P14">Antworten der Multiple-Choice Fragen:<text:span text:style-name="T5">{</text:span></text:p>
      <text:p text:style-name="P15">I<text:span text:style-name="T1">D</text:span> INT PRIMARY KEY, </text:p>
      <text:p text:style-name="P15"><text:span text:style-name="T3">Antwort</text:span> <text:span text:style-name="T3">TINY</text:span>TEXT, </text:p>
      <text:p text:style-name="P33">ID der zugehörigen Frage INT, </text:p>
      <text:p text:style-name="P33">Punkte INT</text:p>
      <text:p text:style-name="P22"/>
      <text:p text:style-name="P30">Aufgabenkomplexität gibt wieder wie komplex die verwendeten Zahlen sind, 0 steht für Zahlen von 0-10, 1 steht für 0-100, 2 steht für Gleitkommazahlen und 3 steht für Variablen anstatt Zahlen.</text:p>
      <text:p text:style-name="P7">Aufgaben<text:span text:style-name="T3">typen</text:span></text:p>
      <text:p text:style-name="P2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r.</text:p>
          </table:table-cell>
          <table:table-cell table:style-name="Tabelle5.B1" office:value-type="string">
            <text:p text:style-name="P13">Aufgabentyp</text:p>
          </table:table-cell>
        </table:table-row>
        <table:table-row>
          <table:table-cell table:style-name="Tabelle5.A2" office:value-type="string">
            <text:p text:style-name="P13">1</text:p>
          </table:table-cell>
          <table:table-cell table:style-name="Tabelle5.B2" office:value-type="string">
            <text:p text:style-name="P13">Gleichungen</text:p>
          </table:table-cell>
        </table:table-row>
        <table:table-row>
          <table:table-cell table:style-name="Tabelle5.A3" office:value-type="string">
            <text:p text:style-name="P13">2</text:p>
          </table:table-cell>
          <table:table-cell table:style-name="Tabelle5.B3" office:value-type="string">
            <text:p text:style-name="P13">Ungleichungen</text:p>
          </table:table-cell>
        </table:table-row>
        <table:table-row>
          <table:table-cell table:style-name="Tabelle5.A3" office:value-type="string">
            <text:p text:style-name="P13">3</text:p>
          </table:table-cell>
          <table:table-cell table:style-name="Tabelle5.B3" office:value-type="string">
            <text:p text:style-name="P13">Lineare Gleichungen</text:p>
          </table:table-cell>
        </table:table-row>
        <table:table-row>
          <table:table-cell table:style-name="Tabelle5.A3" office:value-type="string">
            <text:p text:style-name="P13">4</text:p>
          </table:table-cell>
          <table:table-cell table:style-name="Tabelle5.B3" office:value-type="string">
            <text:p text:style-name="P13">Funktionen</text:p>
          </table:table-cell>
        </table:table-row>
        <table:table-row>
          <table:table-cell table:style-name="Tabelle5.A3" office:value-type="string">
            <text:p text:style-name="P13">5</text:p>
          </table:table-cell>
          <table:table-cell table:style-name="Tabelle5.B3" office:value-type="string">
            <text:p text:style-name="P13">Polynome</text:p>
          </table:table-cell>
        </table:table-row>
        <table:table-row>
          <table:table-cell table:style-name="Tabelle5.A7" office:value-type="string">
            <text:p text:style-name="P13">6</text:p>
          </table:table-cell>
          <table:table-cell table:style-name="Tabelle5.B7" office:value-type="string">
            <text:p text:style-name="P13">Quadratische Terme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1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Dokumenttitel</text:p>
            </table:table-cell>
            <table:table-cell table:style-name="Tabelle2.B2" office:value-type="string">
              <text:p text:style-name="MP3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25T12:38:55.793000000</dc:date>
    <meta:editing-duration>PT1H3M52S</meta:editing-duration>
    <meta:editing-cycles>15</meta:editing-cycles>
    <meta:generator>LibreOffice/5.4.6.2$Windows_X86_64 LibreOffice_project/4014ce260a04f1026ba855d3b8d91541c224eab8</meta:generator>
    <dc:creator>Andreas Glaser</dc:creator>
    <meta:document-statistic meta:table-count="4" meta:image-count="1" meta:object-count="0" meta:page-count="2" meta:paragraph-count="59" meta:word-count="208" meta:character-count="1468" meta:non-whitespace-character-count="1307"/>
  </office:meta>
</office:document-meta>
</file>